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P7" style:parent-style-name="Normal" style:family="paragraph">
      <style:text-properties fo:language="nl" fo:country="NL"/>
    </style:style>
    <style:style style:name="P8" style:parent-style-name="Normal" style:family="paragraph">
      <style:text-properties fo:language="nl" fo:country="NL"/>
    </style:style>
    <style:style style:name="P9" style:parent-style-name="Normal" style:family="paragraph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Normal" style:family="paragraph">
      <style:text-properties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  <style:style style:name="P16" style:parent-style-name="Normal" style:family="paragraph">
      <style:text-properties fo:language="nl" fo:country="NL"/>
    </style:style>
    <style:style style:name="P17" style:parent-style-name="Normal" style:family="paragraph">
      <style:text-properties fo:language="nl" fo:country="NL"/>
    </style:style>
    <style:style style:name="P18" style:parent-style-name="Normal" style:family="paragraph">
      <style:text-properties fo:language="nl" fo:country="NL"/>
    </style:style>
    <style:style style:name="P19" style:parent-style-name="Title" style:family="paragraph">
      <style:text-properties fo:language="nl" fo:country="NL"/>
    </style:style>
    <style:style style:name="P20" style:parent-style-name="Normal" style:family="paragraph">
      <style:text-properties fo:language="nl" fo:country="NL"/>
    </style:style>
    <style:style style:name="P21" style:parent-style-name="Normal" style:family="paragraph">
      <style:text-properties fo:language="nl" fo:country="NL"/>
    </style:style>
  </office:automatic-styles>
  <office:body>
    <office:text text:use-soft-page-breaks="true">
      <text:p text:style-name="P1">Channels</text:p>
      <text:p text:style-name="P2"/>
      <text:p text:style-name="P3">AWARENESS:</text:p>
      <text:p text:style-name="P4">Mond tot mond reclame en google ads.</text:p>
      <text:p text:style-name="P5"/>
      <text:p text:style-name="P6">EVALUATION:</text:p>
      <text:p text:style-name="P7">Ik evalueer via mijn contact page waar mensen mijn email en telefoon nummer kunnen vinden</text:p>
      <text:p text:style-name="P8"/>
      <text:p text:style-name="P9">PURCHASE:</text:p>
      <text:p text:style-name="P10">Mensen kunnen mij inhuren door een afpraak met mij te maken voor een mond tot mond gesprek over de voorwaarden.</text:p>
      <text:p text:style-name="P11"/>
      <text:p text:style-name="P12">DELIVERY:</text:p>
      <text:p text:style-name="P13">Ik heb geen fysiek product ik handel in diensten.</text:p>
      <text:p text:style-name="P14"/>
      <text:p text:style-name="P15">AFTER SALES:</text:p>
      <text:p text:style-name="P16">Als iemand mijn site koopt dan vraag ik of ze willen dat ik hun site host</text:p>
      <text:p text:style-name="P17"/>
      <text:p text:style-name="P18"/>
      <text:p text:style-name="P19">Customer relationships</text:p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2-05-22T21:11:00Z</meta:creation-date>
    <dc:date>2022-05-22T21:24:00Z</dc:date>
    <meta:template xlink:href="Normal" xlink:type="simple"/>
    <meta:editing-cycles>1</meta:editing-cycles>
    <meta:editing-duration>PT780S</meta:editing-duration>
    <meta:document-statistic meta:page-count="1" meta:paragraph-count="1" meta:word-count="68" meta:character-count="459" meta:row-count="3" meta:non-whitespace-character-count="392"/>
  </office:meta>
</office:document-meta>
</file>